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56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1.5516in"/>
    </style:style>
    <style:style style:name="co4" style:family="table-column">
      <style:table-column-properties fo:break-before="auto" style:column-width="1.939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Player_20_Helmets">
      <style:table-properties table:display="true" style:writing-mode="lr-tb"/>
    </style:style>
    <style:style style:name="ce1" style:family="table-cell" style:parent-style-name="Excel_20_Built-in_20_Normal">
      <style:table-cell-properties fo:background-color="#4472c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yer Helme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helmet_type</text:p>
          </table:table-cell>
          <table:table-cell table:style-name="ce1" office:value-type="string">
            <text:p>design_type</text:p>
          </table:table-cell>
          <table:table-cell table:style-name="ce1" office:value-type="string">
            <text:p>Price</text:p>
          </table:table-cell>
          <table:table-cell table:number-columns-repeated="1019"/>
        </table:table-row>
        <table:table-row table:style-name="ro2">
          <table:table-cell office:value-type="string">
            <text:p>AHMAD SAUCE GARDNER</text:p>
          </table:table-cell>
          <table:table-cell office:value-type="string">
            <text:p>New York Jets</text:p>
          </table:table-cell>
          <table:table-cell office:value-type="string">
            <text:p>Mini Helmet</text:p>
          </table:table-cell>
          <table:table-cell office:value-type="string">
            <text:p>Lunar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AHMAD SAUCE GARDNER</text:p>
          </table:table-cell>
          <table:table-cell office:value-type="string">
            <text:p>New York Jets</text:p>
          </table:table-cell>
          <table:table-cell office:value-type="string">
            <text:p>Mini Helmet</text:p>
          </table:table-cell>
          <table:table-cell office:value-type="string">
            <text:p>Lunar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AIDAN HUTCHINSO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Alternate</text:p>
          </table:table-cell>
          <table:table-cell table:style-name="ce2" office:value-type="string">
            <text:p>$379.00</text:p>
          </table:table-cell>
          <table:table-cell table:number-columns-repeated="1019"/>
        </table:table-row>
        <table:table-row table:style-name="ro2">
          <table:table-cell office:value-type="string">
            <text:p>AIDAN HUTCHINSO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Alternate</text:p>
          </table:table-cell>
          <table:table-cell table:style-name="ce2" office:value-type="string">
            <text:p>$379.00</text:p>
          </table:table-cell>
          <table:table-cell table:number-columns-repeated="1019"/>
        </table:table-row>
        <table:table-row table:style-name="ro2">
          <table:table-cell office:value-type="string">
            <text:p>AIDAN HUTCHINSON</text:p>
          </table:table-cell>
          <table:table-cell office:value-type="string">
            <text:p>Detroit Lio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AIDAN HUTCHINSON</text:p>
          </table:table-cell>
          <table:table-cell office:value-type="string">
            <text:p>Michigan Wolverin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79.00</text:p>
          </table:table-cell>
          <table:table-cell table:number-columns-repeated="1019"/>
        </table:table-row>
        <table:table-row table:style-name="ro2">
          <table:table-cell office:value-type="string">
            <text:p>AIDAN HUTCHINSON</text:p>
          </table:table-cell>
          <table:table-cell office:value-type="string">
            <text:p>Michigan Wolverin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79.00</text:p>
          </table:table-cell>
          <table:table-cell table:number-columns-repeated="1019"/>
        </table:table-row>
        <table:table-row table:style-name="ro2">
          <table:table-cell office:value-type="string">
            <text:p>ALVIN KAMARA</text:p>
          </table:table-cell>
          <table:table-cell office:value-type="string">
            <text:p>Tennessee Volunte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AMARI COOPER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Lunar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alute To Servic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7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alute To Servic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1,1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Alternate</text:p>
          </table:table-cell>
          <table:table-cell table:style-name="ce2" office:value-type="string">
            <text:p>$21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Salute To Service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Salute To Service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Alternate</text:p>
          </table:table-cell>
          <table:table-cell table:style-name="ce2" office:value-type="string">
            <text:p>$219.00</text:p>
          </table:table-cell>
          <table:table-cell table:number-columns-repeated="1019"/>
        </table:table-row>
        <table:table-row table:style-name="ro2">
          <table:table-cell office:value-type="string">
            <text:p>AMON-RA ST BROWN AUTOGRAPHED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Flash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AMON-RA ST BROWN AUTOGRAPHED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Rave</text:p>
          </table:table-cell>
          <table:table-cell table:style-name="ce2" office:value-type="string">
            <text:p>$219.00</text:p>
          </table:table-cell>
          <table:table-cell table:number-columns-repeated="1019"/>
        </table:table-row>
        <table:table-row table:style-name="ro2">
          <table:table-cell office:value-type="string">
            <text:p>ANDRE JOHNSON</text:p>
          </table:table-cell>
          <table:table-cell office:value-type="string">
            <text:p>Houston Texa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ANTOINE WINFIELD JR</text:p>
          </table:table-cell>
          <table:table-cell office:value-type="string">
            <text:p>Minnesota Goph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ASHTON JEANTY</text:p>
          </table:table-cell>
          <table:table-cell office:value-type="string">
            <text:p>Boise State Bronco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ASHTON JEANTY</text:p>
          </table:table-cell>
          <table:table-cell office:value-type="string">
            <text:p>Boise State Bronco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ASHTON JEANTY</text:p>
          </table:table-cell>
          <table:table-cell office:value-type="string">
            <text:p>Boise State Bronco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AVERY JOHNSON</text:p>
          </table:table-cell>
          <table:table-cell office:value-type="string">
            <text:p>Kansas State Wildcat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AKER MAYFIELD</text:p>
          </table:table-cell>
          <table:table-cell office:value-type="string">
            <text:p>Tampa Bay Buccaneers</text:p>
          </table:table-cell>
          <table:table-cell office:value-type="string">
            <text:p>Mini Helmet</text:p>
          </table:table-cell>
          <table:table-cell office:value-type="string">
            <text:p>Throwback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AKER MAYFIELD</text:p>
          </table:table-cell>
          <table:table-cell office:value-type="string">
            <text:p>Tampa Bay Buccaneers</text:p>
          </table:table-cell>
          <table:table-cell office:value-type="string">
            <text:p>Mini Helmet</text:p>
          </table:table-cell>
          <table:table-cell office:value-type="string">
            <text:p>Throwback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ARRY SANDERS</text:p>
          </table:table-cell>
          <table:table-cell office:value-type="string">
            <text:p>Detroit Lio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BERNIE KOSAR</text:p>
          </table:table-cell>
          <table:table-cell office:value-type="string">
            <text:p>Cleveland Brown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Oregon Duck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Full Size Helmet</text:p>
          </table:table-cell>
          <table:table-cell office:value-type="string">
            <text:p>Throwback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Oregon Duck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Helmet</text:p>
          </table:table-cell>
          <table:table-cell office:value-type="string">
            <text:p>Throwback</text:p>
          </table:table-cell>
          <table:table-cell table:style-name="ce2" office:value-type="string">
            <text:p>$1,09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Helmet</text:p>
          </table:table-cell>
          <table:table-cell office:value-type="string">
            <text:p>Throwback</text:p>
          </table:table-cell>
          <table:table-cell table:style-name="ce2" office:value-type="string">
            <text:p>$1,09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O NIX</text:p>
          </table:table-cell>
          <table:table-cell office:value-type="string">
            <text:p>Denver Broncos</text:p>
          </table:table-cell>
          <table:table-cell office:value-type="string">
            <text:p>Mini Helmet</text:p>
          </table:table-cell>
          <table:table-cell office:value-type="string">
            <text:p>Throwback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BRETT FAVRE</text:p>
          </table:table-cell>
          <table:table-cell office:value-type="string">
            <text:p>Miss Golden Eagl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3">
          <table:table-cell office:value-type="string">
            <text:p>BRIAN URLACHER</text:p>
          </table:table-cell>
          <table:table-cell office:value-type="string">
            <text:p>New Mexico Lobo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BRIAN URLACHER</text:p>
          </table:table-cell>
          <table:table-cell office:value-type="string">
            <text:p>Chicago Bea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BRUCE SMITH</text:p>
          </table:table-cell>
          <table:table-cell office:value-type="string">
            <text:p>Virginia Tech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BUCKY IRVING</text:p>
          </table:table-cell>
          <table:table-cell office:value-type="string">
            <text:p>Oregon Duck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19.00</text:p>
          </table:table-cell>
          <table:table-cell table:number-columns-repeated="1019"/>
        </table:table-row>
        <table:table-row table:style-name="ro2">
          <table:table-cell office:value-type="string">
            <text:p>BUCKY IRVING</text:p>
          </table:table-cell>
          <table:table-cell office:value-type="string">
            <text:p>Tampa Bay Buccaneers</text:p>
          </table:table-cell>
          <table:table-cell office:value-type="string">
            <text:p>Full Size Helmet</text:p>
          </table:table-cell>
          <table:table-cell office:value-type="string">
            <text:p>Throwback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3">
          <table:table-cell office:value-type="string">
            <text:p>CARSON PALMER MARCUS ALLEN MIKE GARRETT WHITE LEINART</text:p>
          </table:table-cell>
          <table:table-cell office:value-type="string">
            <text:p>Usc Trojans</text:p>
          </table:table-cell>
          <table:table-cell office:value-type="string">
            <text:p>Helmet</text:p>
          </table:table-cell>
          <table:table-cell office:value-type="string">
            <text:p>Proline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CHARLES PEANUT TILLMAN</text:p>
          </table:table-cell>
          <table:table-cell office:value-type="string">
            <text:p>Chicago Bear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319.00</text:p>
          </table:table-cell>
          <table:table-cell table:number-columns-repeated="1019"/>
        </table:table-row>
        <table:table-row table:style-name="ro2">
          <table:table-cell office:value-type="string">
            <text:p>CHARLES PEANUT TILLMAN</text:p>
          </table:table-cell>
          <table:table-cell office:value-type="string">
            <text:p>Chicago Bear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319.00</text:p>
          </table:table-cell>
          <table:table-cell table:number-columns-repeated="1019"/>
        </table:table-row>
        <table:table-row table:style-name="ro2">
          <table:table-cell office:value-type="string">
            <text:p>CHARLES TILLMAN</text:p>
          </table:table-cell>
          <table:table-cell office:value-type="string">
            <text:p>Chicago Bears</text:p>
          </table:table-cell>
          <table:table-cell office:value-type="string">
            <text:p>Full Size Helmet</text:p>
          </table:table-cell>
          <table:table-cell office:value-type="string">
            <text:p>Speed Orang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CHARLES TILLMAN</text:p>
          </table:table-cell>
          <table:table-cell office:value-type="string">
            <text:p>Chicago Bea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549.00</text:p>
          </table:table-cell>
          <table:table-cell table:number-columns-repeated="1019"/>
        </table:table-row>
        <table:table-row table:style-name="ro2">
          <table:table-cell office:value-type="string">
            <text:p>CHRIS GODWIN</text:p>
          </table:table-cell>
          <table:table-cell office:value-type="string">
            <text:p>Tampa Bay Buccane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69.00</text:p>
          </table:table-cell>
          <table:table-cell table:number-columns-repeated="1019"/>
        </table:table-row>
        <table:table-row table:style-name="ro2">
          <table:table-cell office:value-type="string">
            <text:p>CHRIS JONES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CHRIS JONES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3">
          <table:table-cell office:value-type="string">
            <text:p>CHRISTIAN McCAFFREY</text:p>
          </table:table-cell>
          <table:table-cell office:value-type="string">
            <text:p>Carolina Panthers</text:p>
          </table:table-cell>
          <table:table-cell office:value-type="string">
            <text:p>Mini Helmet</text:p>
          </table:table-cell>
          <table:table-cell office:value-type="string">
            <text:p>Eclipse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2">
          <table:table-cell office:value-type="string">
            <text:p>COOPER DEJEAN</text:p>
          </table:table-cell>
          <table:table-cell office:value-type="string">
            <text:p>Philadelphia Eagl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COOPER DEJEAN</text:p>
          </table:table-cell>
          <table:table-cell office:value-type="string">
            <text:p>Iowa Hawkey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COOPER DEJEAN</text:p>
          </table:table-cell>
          <table:table-cell office:value-type="string">
            <text:p>Philadelphia Eagl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COOPER RUSH AUTOGRAPHED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69.00</text:p>
          </table:table-cell>
          <table:table-cell table:number-columns-repeated="1019"/>
        </table:table-row>
        <table:table-row table:style-name="ro2">
          <table:table-cell office:value-type="string">
            <text:p>DALVIN COOK</text:p>
          </table:table-cell>
          <table:table-cell office:value-type="string">
            <text:p>Florida State Seminoles</text:p>
          </table:table-cell>
          <table:table-cell office:value-type="string">
            <text:p>Full Size Helmet</text:p>
          </table:table-cell>
          <table:table-cell office:value-type="string">
            <text:p>Lunar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DALVIN COOK</text:p>
          </table:table-cell>
          <table:table-cell office:value-type="string">
            <text:p>Minnesota Vikings</text:p>
          </table:table-cell>
          <table:table-cell office:value-type="string">
            <text:p>Full Size Helmet</text:p>
          </table:table-cell>
          <table:table-cell office:value-type="string">
            <text:p>Lunar</text:p>
          </table:table-cell>
          <table:table-cell table:style-name="ce2" office:value-type="string">
            <text:p>$179.00</text:p>
          </table:table-cell>
          <table:table-cell table:number-columns-repeated="1019"/>
        </table:table-row>
        <table:table-row table:style-name="ro2">
          <table:table-cell office:value-type="string">
            <text:p>DALVIN COOK</text:p>
          </table:table-cell>
          <table:table-cell office:value-type="string">
            <text:p>Florida State Seminoles</text:p>
          </table:table-cell>
          <table:table-cell office:value-type="string">
            <text:p>Full Size Helmet</text:p>
          </table:table-cell>
          <table:table-cell office:value-type="string">
            <text:p>Lunar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DAN HAMPTON</text:p>
          </table:table-cell>
          <table:table-cell office:value-type="string">
            <text:p>Arkansas Razorback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DAN MARINO</text:p>
          </table:table-cell>
          <table:table-cell office:value-type="string">
            <text:p>Miami Dolphins</text:p>
          </table:table-cell>
          <table:table-cell office:value-type="string">
            <text:p>Full Size Helmet</text:p>
          </table:table-cell>
          <table:table-cell office:value-type="string">
            <text:p>Rivalries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2">
          <table:table-cell office:value-type="string">
            <text:p>DAN MARINO</text:p>
          </table:table-cell>
          <table:table-cell office:value-type="string">
            <text:p>Miami Dolphin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2">
          <table:table-cell office:value-type="string">
            <text:p>DAVID MONTGOMERY</text:p>
          </table:table-cell>
          <table:table-cell office:value-type="string">
            <text:p>Iowa State Cyclon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DAVID MONTGOMERY</text:p>
          </table:table-cell>
          <table:table-cell office:value-type="string">
            <text:p>Iowa State Cyclon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DEION SANDERS</text:p>
          </table:table-cell>
          <table:table-cell office:value-type="string">
            <text:p>Atlanta Falco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2">
          <table:table-cell office:value-type="string">
            <text:p>DERRICK HENRY &amp; MARK INGRAM</text:p>
          </table:table-cell>
          <table:table-cell office:value-type="string">
            <text:p>Alabama Crimson Tide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699.00</text:p>
          </table:table-cell>
          <table:table-cell table:number-columns-repeated="1019"/>
        </table:table-row>
        <table:table-row table:style-name="ro2">
          <table:table-cell office:value-type="string">
            <text:p>DEVONTA SMITH</text:p>
          </table:table-cell>
          <table:table-cell office:value-type="string">
            <text:p>Alabama Crimson Tide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DEVONTA SMITH</text:p>
          </table:table-cell>
          <table:table-cell office:value-type="string">
            <text:p>Philadelphia Eagles</text:p>
          </table:table-cell>
          <table:table-cell office:value-type="string">
            <text:p>Full Size Helmet</text:p>
          </table:table-cell>
          <table:table-cell office:value-type="string">
            <text:p>Lunar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DEVONTA SMITH</text:p>
          </table:table-cell>
          <table:table-cell office:value-type="string">
            <text:p>Philadelphia Eagl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69.00</text:p>
          </table:table-cell>
          <table:table-cell table:number-columns-repeated="1019"/>
        </table:table-row>
        <table:table-row table:style-name="ro2">
          <table:table-cell office:value-type="string">
            <text:p>DEVONTA SMITH</text:p>
          </table:table-cell>
          <table:table-cell office:value-type="string">
            <text:p>Alabama Crimson Tide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69.00</text:p>
          </table:table-cell>
          <table:table-cell table:number-columns-repeated="1019"/>
        </table:table-row>
        <table:table-row table:style-name="ro3">
          <table:table-cell office:value-type="string">
            <text:p>DONOVAN McNABB</text:p>
          </table:table-cell>
          <table:table-cell office:value-type="string">
            <text:p>Philadelphia Eagle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DREW BLEDSOE</text:p>
          </table:table-cell>
          <table:table-cell office:value-type="string">
            <text:p>New England Patriot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DREW BREES</text:p>
          </table:table-cell>
          <table:table-cell office:value-type="string">
            <text:p>Purdue Boilermak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3">
          <table:table-cell office:value-type="string">
            <text:p>EARL THOMAS</text:p>
          </table:table-cell>
          <table:table-cell office:value-type="string">
            <text:p>Seattle Seahawks</text:p>
          </table:table-cell>
          <table:table-cell office:value-type="string">
            <text:p>Full Size Helmet</text:p>
          </table:table-cell>
          <table:table-cell office:value-type="string">
            <text:p>Rivalries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3">
          <table:table-cell office:value-type="string">
            <text:p>EARL THOMAS</text:p>
          </table:table-cell>
          <table:table-cell office:value-type="string">
            <text:p>Seattle Seahawk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EARL THOMAS</text:p>
          </table:table-cell>
          <table:table-cell office:value-type="string">
            <text:p>Seattle Seahawks</text:p>
          </table:table-cell>
          <table:table-cell office:value-type="string">
            <text:p>Full Size Helmet</text:p>
          </table:table-cell>
          <table:table-cell office:value-type="string">
            <text:p>Salute To Service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3">
          <table:table-cell office:value-type="string">
            <text:p>EARL THOMAS</text:p>
          </table:table-cell>
          <table:table-cell office:value-type="string">
            <text:p>Seattle Seahawk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EARL THOMAS</text:p>
          </table:table-cell>
          <table:table-cell office:value-type="string">
            <text:p>Seattle Seahawk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69.00</text:p>
          </table:table-cell>
          <table:table-cell table:number-columns-repeated="1019"/>
        </table:table-row>
        <table:table-row table:style-name="ro2">
          <table:table-cell office:value-type="string">
            <text:p>EDGERRIN COOPER</text:p>
          </table:table-cell>
          <table:table-cell office:value-type="string">
            <text:p>Green Bay Packer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EDGERRIN COOPER</text:p>
          </table:table-cell>
          <table:table-cell office:value-type="string">
            <text:p>Green Bay Packer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EMMITT SMITH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EMMITT SMITH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EMMITT SMITH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ERIC DICKERSON</text:p>
          </table:table-cell>
          <table:table-cell office:value-type="string">
            <text:p>SMU Mustangs</text:p>
          </table:table-cell>
          <table:table-cell office:value-type="string">
            <text:p>Full Size Helmet</text:p>
          </table:table-cell>
          <table:table-cell office:value-type="string">
            <text:p>Schutt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3">
          <table:table-cell office:value-type="string">
            <text:p>GEORGE KITTLE</text:p>
          </table:table-cell>
          <table:table-cell office:value-type="string">
            <text:p>Iowa Hawkeye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3">
          <table:table-cell office:value-type="string">
            <text:p>HERSCHEL WALKER</text:p>
          </table:table-cell>
          <table:table-cell office:value-type="string">
            <text:p>Georgia Bulldogs</text:p>
          </table:table-cell>
          <table:table-cell office:value-type="string">
            <text:p>Helmet</text:p>
          </table:table-cell>
          <table:table-cell office:value-type="string">
            <text:p>Schutt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3">
          <table:table-cell office:value-type="string">
            <text:p>HERSCHEL WALKER</text:p>
          </table:table-cell>
          <table:table-cell office:value-type="string">
            <text:p>Georgia Bulldogs</text:p>
          </table:table-cell>
          <table:table-cell office:value-type="string">
            <text:p>Helmet</text:p>
          </table:table-cell>
          <table:table-cell office:value-type="string">
            <text:p>Proline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ISIAH PACHECO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JACK CAMPBELL</text:p>
          </table:table-cell>
          <table:table-cell office:value-type="string">
            <text:p>Detroit Lion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>
          <table:table-cell office:value-type="string">
            <text:p>JAKE FERGUSON</text:p>
          </table:table-cell>
          <table:table-cell office:value-type="string">
            <text:p>Autographed Dallas Cowboy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>
          <table:table-cell office:value-type="string">
            <text:p>JAMAL LEWIS</text:p>
          </table:table-cell>
          <table:table-cell office:value-type="string">
            <text:p>Tennessee Volunteers</text:p>
          </table:table-cell>
          <table:table-cell office:value-type="string">
            <text:p>Full Size Helmet</text:p>
          </table:table-cell>
          <table:table-cell office:value-type="string">
            <text:p>Speed White</text:p>
          </table:table-cell>
          <table:table-cell table:style-name="ce2" office:value-type="string">
            <text:p>$269.00</text:p>
          </table:table-cell>
          <table:table-cell table:number-columns-repeated="1019"/>
        </table:table-row>
        <table:table-row table:style-name="ro2">
          <table:table-cell office:value-type="string">
            <text:p>JAMAL LEWIS</text:p>
          </table:table-cell>
          <table:table-cell office:value-type="string">
            <text:p>Tennessee Volunteers</text:p>
          </table:table-cell>
          <table:table-cell office:value-type="string">
            <text:p>Full Size Helmet</text:p>
          </table:table-cell>
          <table:table-cell office:value-type="string">
            <text:p>Speed Black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Full Size Helmet</text:p>
          </table:table-cell>
          <table:table-cell office:value-type="string">
            <text:p>Rivalries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Full Size Helmet</text:p>
          </table:table-cell>
          <table:table-cell office:value-type="string">
            <text:p>Rivalries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Mini Helmet</text:p>
          </table:table-cell>
          <table:table-cell office:value-type="string">
            <text:p>Rivalries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Autographed Buffalo Bill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9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Autographed Buffalo Bill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9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Mini Helmet</text:p>
          </table:table-cell>
          <table:table-cell office:value-type="string">
            <text:p>Slate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JAMES COOK</text:p>
          </table:table-cell>
          <table:table-cell office:value-type="string">
            <text:p>Buffalo Bills</text:p>
          </table:table-cell>
          <table:table-cell office:value-type="string">
            <text:p>Mini Helmet</text:p>
          </table:table-cell>
          <table:table-cell office:value-type="string">
            <text:p>Rivalries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>
          <table:table-cell office:value-type="string">
            <text:p>JAVONTE WILLIAMS</text:p>
          </table:table-cell>
          <table:table-cell office:value-type="string">
            <text:p>Dallas Cowboy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2">
          <table:table-cell office:value-type="string">
            <text:p>JAVONTE WILLIAMS</text:p>
          </table:table-cell>
          <table:table-cell office:value-type="string">
            <text:p>Dallas Cowboys</text:p>
          </table:table-cell>
          <table:table-cell office:value-type="string">
            <text:p>Mini Helmet</text:p>
          </table:table-cell>
          <table:table-cell office:value-type="string">
            <text:p>Chrome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JAYDEN HIGGINS</text:p>
          </table:table-cell>
          <table:table-cell office:value-type="string">
            <text:p>Iowa State Cyclones</text:p>
          </table:table-cell>
          <table:table-cell office:value-type="string">
            <text:p>Full Size Helmet</text:p>
          </table:table-cell>
          <table:table-cell office:value-type="string">
            <text:p>Chrom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JAYDEN HIGGINS</text:p>
          </table:table-cell>
          <table:table-cell office:value-type="string">
            <text:p>Iowa State Cyclon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JAYDEN HIGGINS</text:p>
          </table:table-cell>
          <table:table-cell office:value-type="string">
            <text:p>Iowa State Cyclone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JAYDEN REED</text:p>
          </table:table-cell>
          <table:table-cell office:value-type="string">
            <text:p>Green Bay Pack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69.00</text:p>
          </table:table-cell>
          <table:table-cell table:number-columns-repeated="1019"/>
        </table:table-row>
        <table:table-row table:style-name="ro2">
          <table:table-cell office:value-type="string">
            <text:p>JEREMY CHINN</text:p>
          </table:table-cell>
          <table:table-cell office:value-type="string">
            <text:p>Carolina Panther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169.00</text:p>
          </table:table-cell>
          <table:table-cell table:number-columns-repeated="1019"/>
        </table:table-row>
        <table:table-row table:style-name="ro3">
          <table:table-cell office:value-type="string">
            <text:p>JEREMY SHOCKEY</text:p>
          </table:table-cell>
          <table:table-cell office:value-type="string">
            <text:p>Miami Hurricanes</text:p>
          </table:table-cell>
          <table:table-cell office:value-type="string">
            <text:p>Full Size Helmet</text:p>
          </table:table-cell>
          <table:table-cell office:value-type="string">
            <text:p>Schutt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3">
          <table:table-cell office:value-type="string">
            <text:p>JERRY RICE</text:p>
          </table:table-cell>
          <table:table-cell office:value-type="string">
            <text:p>MVSU </text:p>
          </table:table-cell>
          <table:table-cell office:value-type="string">
            <text:p>Full Size Helmet</text:p>
          </table:table-cell>
          <table:table-cell office:value-type="string">
            <text:p>Schutt</text:p>
          </table:table-cell>
          <table:table-cell table:style-name="ce2" office:value-type="string">
            <text:p>$699.00</text:p>
          </table:table-cell>
          <table:table-cell table:number-columns-repeated="1019"/>
        </table:table-row>
        <table:table-row table:style-name="ro2">
          <table:table-cell office:value-type="string">
            <text:p>JOE MONTANA</text:p>
          </table:table-cell>
          <table:table-cell office:value-type="string">
            <text:p>San Francisco 49E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1,199.00</text:p>
          </table:table-cell>
          <table:table-cell table:number-columns-repeated="1019"/>
        </table:table-row>
        <table:table-row table:style-name="ro3">
          <table:table-cell office:value-type="string">
            <text:p>JOHNNY MANZIEL</text:p>
          </table:table-cell>
          <table:table-cell office:value-type="string">
            <text:p>Texas A&amp;M Aggi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3">
          <table:table-cell office:value-type="string">
            <text:p>JOHNNY MANZIEL &amp; MIKE EVANS</text:p>
          </table:table-cell>
          <table:table-cell office:value-type="string">
            <text:p>Texas A&amp;M Aggies</text:p>
          </table:table-cell>
          <table:table-cell office:value-type="string">
            <text:p>Full Size Helmet</text:p>
          </table:table-cell>
          <table:table-cell office:value-type="string">
            <text:p>Proline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JONATHAN TAYLOR</text:p>
          </table:table-cell>
          <table:table-cell office:value-type="string">
            <text:p>Wisconsin Badg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KENNETH WALKER</text:p>
          </table:table-cell>
          <table:table-cell office:value-type="string">
            <text:p>Michigan State 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KEON COLEMAN</text:p>
          </table:table-cell>
          <table:table-cell office:value-type="string">
            <text:p>Buffalo Bills</text:p>
          </table:table-cell>
          <table:table-cell office:value-type="string">
            <text:p>Full Size Helmet</text:p>
          </table:table-cell>
          <table:table-cell office:value-type="string">
            <text:p>Rivalries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LADAINIAN TOMLINSON</text:p>
          </table:table-cell>
          <table:table-cell office:value-type="string">
            <text:p>Tcu Horned Frog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LADD McCONKEY</text:p>
          </table:table-cell>
          <table:table-cell office:value-type="string">
            <text:p>Georgia Bulldog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3">
          <table:table-cell office:value-type="string">
            <text:p>LADD McCONKEY</text:p>
          </table:table-cell>
          <table:table-cell office:value-type="string">
            <text:p>Los Angeles Chargers</text:p>
          </table:table-cell>
          <table:table-cell office:value-type="string">
            <text:p>Full Size Helmet</text:p>
          </table:table-cell>
          <table:table-cell office:value-type="string">
            <text:p>Slate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3">
          <table:table-cell office:value-type="string">
            <text:p>LADD McCONKEY</text:p>
          </table:table-cell>
          <table:table-cell office:value-type="string">
            <text:p>Georgia Bulldog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3">
          <table:table-cell office:value-type="string">
            <text:p>LADD McCONKEY</text:p>
          </table:table-cell>
          <table:table-cell office:value-type="string">
            <text:p>Los Angeles Charg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79.00</text:p>
          </table:table-cell>
          <table:table-cell table:number-columns-repeated="1019"/>
        </table:table-row>
        <table:table-row table:style-name="ro3">
          <table:table-cell office:value-type="string">
            <text:p>LADD McCONKEY</text:p>
          </table:table-cell>
          <table:table-cell office:value-type="string">
            <text:p>Los Angeles Charg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79.00</text:p>
          </table:table-cell>
          <table:table-cell table:number-columns-repeated="1019"/>
        </table:table-row>
        <table:table-row table:style-name="ro3">
          <table:table-cell office:value-type="string">
            <text:p>LAVONTE DAVID</text:p>
          </table:table-cell>
          <table:table-cell office:value-type="string">
            <text:p>Nebraska Cornhusk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LOU HOLTZ</text:p>
          </table:table-cell>
          <table:table-cell office:value-type="string">
            <text:p>South Carolina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3">
          <table:table-cell office:value-type="string">
            <text:p>LOU HOLTZ</text:p>
          </table:table-cell>
          <table:table-cell office:value-type="string">
            <text:p>Notre Dame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LUTHER BURDEN III</text:p>
          </table:table-cell>
          <table:table-cell office:value-type="string">
            <text:p>Chicago Bears</text:p>
          </table:table-cell>
          <table:table-cell office:value-type="string">
            <text:p>Mini Helmet</text:p>
          </table:table-cell>
          <table:table-cell office:value-type="string">
            <text:p>Chrome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LUTHER BURDEN III &amp; BRADY COOK</text:p>
          </table:table-cell>
          <table:table-cell office:value-type="string">
            <text:p>Missouri Tig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LUTHER BURDEN III &amp; BRADY COOK</text:p>
          </table:table-cell>
          <table:table-cell office:value-type="string">
            <text:p>Missouri Tig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99.00</text:p>
          </table:table-cell>
          <table:table-cell table:number-columns-repeated="1019"/>
        </table:table-row>
        <table:table-row table:style-name="ro2">
          <table:table-cell office:value-type="string">
            <text:p>MAC JONES</text:p>
          </table:table-cell>
          <table:table-cell office:value-type="string">
            <text:p>New England Patriot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2">
          <table:table-cell office:value-type="string">
            <text:p>MALIK WILLIS</text:p>
          </table:table-cell>
          <table:table-cell office:value-type="string">
            <text:p>Liberty Flam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MARCUS ALLEN JIM PLUNKETT FRED BILETNIKOFF</text:p>
          </table:table-cell>
          <table:table-cell office:value-type="string">
            <text:p>Oakland Raide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799.00</text:p>
          </table:table-cell>
          <table:table-cell table:number-columns-repeated="1019"/>
        </table:table-row>
        <table:table-row table:style-name="ro2">
          <table:table-cell office:value-type="string">
            <text:p>MARCUS ALLEN JIM PLUNKETT FRED BILETNIKOFF</text:p>
          </table:table-cell>
          <table:table-cell office:value-type="string">
            <text:p>Oakland Raiders</text:p>
          </table:table-cell>
          <table:table-cell office:value-type="string">
            <text:p>Helmet</text:p>
          </table:table-cell>
          <table:table-cell office:value-type="string">
            <text:p>Chrome</text:p>
          </table:table-cell>
          <table:table-cell table:style-name="ce2" office:value-type="string">
            <text:p>$799.00</text:p>
          </table:table-cell>
          <table:table-cell table:number-columns-repeated="1019"/>
        </table:table-row>
        <table:table-row table:style-name="ro2">
          <table:table-cell office:value-type="string">
            <text:p>MARCUS MARIOTA</text:p>
          </table:table-cell>
          <table:table-cell office:value-type="string">
            <text:p>Oregon Ducks</text:p>
          </table:table-cell>
          <table:table-cell office:value-type="string">
            <text:p>Helmet</text:p>
          </table:table-cell>
          <table:table-cell office:value-type="string">
            <text:p>Throwback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3">
          <table:table-cell office:value-type="string">
            <text:p>MAX DUGGAN &amp; QUENTIN JOHNSTON</text:p>
          </table:table-cell>
          <table:table-cell office:value-type="string">
            <text:p>Tcu Horned Frog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MECOLE HARDMAN</text:p>
          </table:table-cell>
          <table:table-cell office:value-type="string">
            <text:p>Chiefs</text:p>
          </table:table-cell>
          <table:table-cell office:value-type="string">
            <text:p>Mini Helmet</text:p>
          </table:table-cell>
          <table:table-cell office:value-type="string">
            <text:p>Super Bowl</text:p>
          </table:table-cell>
          <table:table-cell table:style-name="ce2" office:value-type="string">
            <text:p>$99.00</text:p>
          </table:table-cell>
          <table:table-cell table:number-columns-repeated="1019"/>
        </table:table-row>
        <table:table-row table:style-name="ro3">
          <table:table-cell office:value-type="string">
            <text:p>MIKE EVANS</text:p>
          </table:table-cell>
          <table:table-cell office:value-type="string">
            <text:p>Texas A&amp;M Aggies</text:p>
          </table:table-cell>
          <table:table-cell office:value-type="string">
            <text:p>Full Size Helmet</text:p>
          </table:table-cell>
          <table:table-cell office:value-type="string">
            <text:p>proline w scripts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3">
          <table:table-cell office:value-type="string">
            <text:p>MIKE EVANS AUTOGRAPHED</text:p>
          </table:table-cell>
          <table:table-cell office:value-type="string">
            <text:p>Texas A&amp;M Aggies</text:p>
          </table:table-cell>
          <table:table-cell office:value-type="string">
            <text:p>Full Size Helmet</text:p>
          </table:table-cell>
          <table:table-cell office:value-type="string">
            <text:p>proline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2">
          <table:table-cell office:value-type="string">
            <text:p>MYLES GARRETT</text:p>
          </table:table-cell>
          <table:table-cell office:value-type="string">
            <text:p>Cleveland Brown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MYLES GARRETT</text:p>
          </table:table-cell>
          <table:table-cell office:value-type="string">
            <text:p>Cleveland Brown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NICK SABAN</text:p>
          </table:table-cell>
          <table:table-cell office:value-type="string">
            <text:p>Alabama Crimson Tide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NICK SABAN</text:p>
          </table:table-cell>
          <table:table-cell office:value-type="string">
            <text:p>Alabama Crimson Tide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NICO COLLINS</text:p>
          </table:table-cell>
          <table:table-cell office:value-type="string">
            <text:p>Houston Texa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19.00</text:p>
          </table:table-cell>
          <table:table-cell table:number-columns-repeated="1019"/>
        </table:table-row>
        <table:table-row table:style-name="ro2">
          <table:table-cell office:value-type="string">
            <text:p>NICO COLLINS</text:p>
          </table:table-cell>
          <table:table-cell office:value-type="string">
            <text:p>Houston Texa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NOAH GRAY</text:p>
          </table:table-cell>
          <table:table-cell office:value-type="string">
            <text:p>Kansas City Chief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Tech Red Raid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,4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,3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Tech Red Raid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,4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Tech Red Raid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,4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Kansas City Chief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3,4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Tech Red Raid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PATRICK MAHOMES</text:p>
          </table:table-cell>
          <table:table-cell office:value-type="string">
            <text:p>Tech Red Raid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PATRICK QUEEN AUTOGRAPHED</text:p>
          </table:table-cell>
          <table:table-cell office:value-type="string">
            <text:p>Baltimore Rave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2">
          <table:table-cell office:value-type="string">
            <text:p>PATRICK WILLIS</text:p>
          </table:table-cell>
          <table:table-cell office:value-type="string">
            <text:p>Mississippi Ole Mis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PATRICK WILLIS</text:p>
          </table:table-cell>
          <table:table-cell office:value-type="string">
            <text:p>San Francisco 49Er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PEYTON MANNING</text:p>
          </table:table-cell>
          <table:table-cell office:value-type="string">
            <text:p>Tennessee Volunteer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699.00</text:p>
          </table:table-cell>
          <table:table-cell table:number-columns-repeated="1019"/>
        </table:table-row>
        <table:table-row table:style-name="ro2">
          <table:table-cell office:value-type="string">
            <text:p>PEYTON MANNING</text:p>
          </table:table-cell>
          <table:table-cell office:value-type="string">
            <text:p>Tennessee Volunteers</text:p>
          </table:table-cell>
          <table:table-cell office:value-type="string">
            <text:p>Full Size Helmet</text:p>
          </table:table-cell>
          <table:table-cell office:value-type="string">
            <text:p>Flash</text:p>
          </table:table-cell>
          <table:table-cell table:style-name="ce2" office:value-type="string">
            <text:p>$699.00</text:p>
          </table:table-cell>
          <table:table-cell table:number-columns-repeated="1019"/>
        </table:table-row>
        <table:table-row table:style-name="ro2">
          <table:table-cell office:value-type="string">
            <text:p>PEYTON MANNING</text:p>
          </table:table-cell>
          <table:table-cell office:value-type="string">
            <text:p>Tennessee Voluntee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PEYTON MANNING</text:p>
          </table:table-cell>
          <table:table-cell office:value-type="string">
            <text:p>Tennessee Voluntee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1,499.00</text:p>
          </table:table-cell>
          <table:table-cell table:number-columns-repeated="1019"/>
        </table:table-row>
        <table:table-row table:style-name="ro2">
          <table:table-cell office:value-type="string">
            <text:p>PEYTON MANNING</text:p>
          </table:table-cell>
          <table:table-cell office:value-type="string">
            <text:p>Tennessee Voluntee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999.00</text:p>
          </table:table-cell>
          <table:table-cell table:number-columns-repeated="1019"/>
        </table:table-row>
        <table:table-row table:style-name="ro2">
          <table:table-cell office:value-type="string">
            <text:p>QUINNEN &amp; QUINCY WILLIAMS</text:p>
          </table:table-cell>
          <table:table-cell office:value-type="string">
            <text:p>New York Jet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QUINNEN WILLIAMS</text:p>
          </table:table-cell>
          <table:table-cell office:value-type="string">
            <text:p>New York Jet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79.00</text:p>
          </table:table-cell>
          <table:table-cell table:number-columns-repeated="1019"/>
        </table:table-row>
        <table:table-row table:style-name="ro2">
          <table:table-cell office:value-type="string">
            <text:p>RANDY MOSS</text:p>
          </table:table-cell>
          <table:table-cell office:value-type="string">
            <text:p>New England Patriot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699.00</text:p>
          </table:table-cell>
          <table:table-cell table:number-columns-repeated="1019"/>
        </table:table-row>
        <table:table-row table:style-name="ro2">
          <table:table-cell office:value-type="string">
            <text:p>RASHEE RICE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79.00</text:p>
          </table:table-cell>
          <table:table-cell table:number-columns-repeated="1019"/>
        </table:table-row>
        <table:table-row table:style-name="ro2">
          <table:table-cell office:value-type="string">
            <text:p>RASHEE RICE</text:p>
          </table:table-cell>
          <table:table-cell office:value-type="string">
            <text:p>Kansas City Chiefs</text:p>
          </table:table-cell>
          <table:table-cell office:value-type="string">
            <text:p>Full Size Helmet</text:p>
          </table:table-cell>
          <table:table-cell office:value-type="string">
            <text:p>Eclipse</text:p>
          </table:table-cell>
          <table:table-cell table:style-name="ce2" office:value-type="string">
            <text:p>$299.00</text:p>
          </table:table-cell>
          <table:table-cell table:number-columns-repeated="1019"/>
        </table:table-row>
        <table:table-row table:style-name="ro2">
          <table:table-cell office:value-type="string">
            <text:p>RASHEE RICE</text:p>
          </table:table-cell>
          <table:table-cell office:value-type="string">
            <text:p>Kansas City Chief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>
          <table:table-cell office:value-type="string">
            <text:p>RICKY WILLIAMS</text:p>
          </table:table-cell>
          <table:table-cell office:value-type="string">
            <text:p>Miami Dolphin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RICKY WILLIAMS</text:p>
          </table:table-cell>
          <table:table-cell office:value-type="string">
            <text:p>Miami Dolphins</text:p>
          </table:table-cell>
          <table:table-cell office:value-type="string">
            <text:p>Mini Helmet</text:p>
          </table:table-cell>
          <table:table-cell office:value-type="string">
            <text:p>speed w scripts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RYAN FITZPATRICK</text:p>
          </table:table-cell>
          <table:table-cell office:value-type="string">
            <text:p>Harvard 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SAQUON BARKLEY</text:p>
          </table:table-cell>
          <table:table-cell office:value-type="string">
            <text:p>Philadelphia Eagl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SAQUON BARKLEY</text:p>
          </table:table-cell>
          <table:table-cell office:value-type="string">
            <text:p>Philadelphia Eagle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SPENCER RATTLER</text:p>
          </table:table-cell>
          <table:table-cell office:value-type="string">
            <text:p>New Orleans Saints</text:p>
          </table:table-cell>
          <table:table-cell office:value-type="string">
            <text:p>Mid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STEVE SPURRIER</text:p>
          </table:table-cell>
          <table:table-cell office:value-type="string">
            <text:p>South Carolina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TAHJ BROOKS</text:p>
          </table:table-cell>
          <table:table-cell office:value-type="string">
            <text:p>Cincinnati Bengal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TALANOA HUFANGA</text:p>
          </table:table-cell>
          <table:table-cell office:value-type="string">
            <text:p>Denver Broncos</text:p>
          </table:table-cell>
          <table:table-cell office:value-type="string">
            <text:p>Mini Helmet</text:p>
          </table:table-cell>
          <table:table-cell office:value-type="string">
            <text:p>Throwback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TALANOA HUFANGA</text:p>
          </table:table-cell>
          <table:table-cell office:value-type="string">
            <text:p>Denver Broncos</text:p>
          </table:table-cell>
          <table:table-cell office:value-type="string">
            <text:p>Mini Helmet</text:p>
          </table:table-cell>
          <table:table-cell office:value-type="string">
            <text:p>Flash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3">
          <table:table-cell office:value-type="string">
            <text:p>TERRY McLAURIN</text:p>
          </table:table-cell>
          <table:table-cell office:value-type="string">
            <text:p>Washington Command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3">
          <table:table-cell office:value-type="string">
            <text:p>TERRY McLAURIN</text:p>
          </table:table-cell>
          <table:table-cell office:value-type="string">
            <text:p>Washington Commanders</text:p>
          </table:table-cell>
          <table:table-cell office:value-type="string">
            <text:p>Full Size Helmet</text:p>
          </table:table-cell>
          <table:table-cell office:value-type="string">
            <text:p>Rave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3">
          <table:table-cell office:value-type="string">
            <text:p>TERRY McLAURIN</text:p>
          </table:table-cell>
          <table:table-cell office:value-type="string">
            <text:p>Washington Command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99.00</text:p>
          </table:table-cell>
          <table:table-cell table:number-columns-repeated="1019"/>
        </table:table-row>
        <table:table-row table:style-name="ro3">
          <table:table-cell office:value-type="string">
            <text:p>TERRY McLAURIN</text:p>
          </table:table-cell>
          <table:table-cell office:value-type="string">
            <text:p>Washington Command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3">
          <table:table-cell office:value-type="string">
            <text:p>TERRY McLAURIN</text:p>
          </table:table-cell>
          <table:table-cell office:value-type="string">
            <text:p>Washington Commander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TIM TEBOW</text:p>
          </table:table-cell>
          <table:table-cell office:value-type="string">
            <text:p>Florida Gato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2">
          <table:table-cell office:value-type="string">
            <text:p>TIM TEBOW</text:p>
          </table:table-cell>
          <table:table-cell office:value-type="string">
            <text:p>Florida Gato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449.00</text:p>
          </table:table-cell>
          <table:table-cell table:number-columns-repeated="1019"/>
        </table:table-row>
        <table:table-row table:style-name="ro2">
          <table:table-cell office:value-type="string">
            <text:p>TIM TEBOW STEVE SPURRIER DANNY WUERFFEL</text:p>
          </table:table-cell>
          <table:table-cell office:value-type="string">
            <text:p>Florida Gators</text:p>
          </table:table-cell>
          <table:table-cell office:value-type="string">
            <text:p>Full Size Helmet</text:p>
          </table:table-cell>
          <table:table-cell office:value-type="string">
            <text:p>speed </text:p>
          </table:table-cell>
          <table:table-cell table:style-name="ce2" office:value-type="string">
            <text:p>$799.00</text:p>
          </table:table-cell>
          <table:table-cell table:number-columns-repeated="1019"/>
        </table:table-row>
        <table:table-row table:style-name="ro2">
          <table:table-cell office:value-type="string">
            <text:p>TIM TEBOW STEVE SPURRIER DANNY WUERFFEL</text:p>
          </table:table-cell>
          <table:table-cell office:value-type="string">
            <text:p>Florida Gato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799.00</text:p>
          </table:table-cell>
          <table:table-cell table:number-columns-repeated="1019"/>
        </table:table-row>
        <table:table-row table:style-name="ro2">
          <table:table-cell office:value-type="string">
            <text:p>TIM TEBOW STEVE SPURRIER DANNY WUERFFEL</text:p>
          </table:table-cell>
          <table:table-cell office:value-type="string">
            <text:p>Florida Gator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799.00</text:p>
          </table:table-cell>
          <table:table-cell table:number-columns-repeated="1019"/>
        </table:table-row>
        <table:table-row table:style-name="ro2">
          <table:table-cell office:value-type="string">
            <text:p>TONY ROMO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TONY ROMO</text:p>
          </table:table-cell>
          <table:table-cell office:value-type="string">
            <text:p>Dallas Cowboy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349.00</text:p>
          </table:table-cell>
          <table:table-cell table:number-columns-repeated="1019"/>
        </table:table-row>
        <table:table-row table:style-name="ro2">
          <table:table-cell office:value-type="string">
            <text:p>TREVOR LAWRENCE</text:p>
          </table:table-cell>
          <table:table-cell office:value-type="string">
            <text:p>Jacksonville Jaguars</text:p>
          </table:table-cell>
          <table:table-cell office:value-type="string">
            <text:p>Full Size Helmet</text:p>
          </table:table-cell>
          <table:table-cell office:value-type="string">
            <text:p>Rave</text:p>
          </table:table-cell>
          <table:table-cell table:style-name="ce2" office:value-type="string">
            <text:p>$549.00</text:p>
          </table:table-cell>
          <table:table-cell table:number-columns-repeated="1019"/>
        </table:table-row>
        <table:table-row table:style-name="ro2">
          <table:table-cell office:value-type="string">
            <text:p>TREY LANCE</text:p>
          </table:table-cell>
          <table:table-cell office:value-type="string">
            <text:p>San Francisco 49Ers</text:p>
          </table:table-cell>
          <table:table-cell office:value-type="string">
            <text:p>Helmet</text:p>
          </table:table-cell>
          <table:table-cell office:value-type="string">
            <text:p>Lunar</text:p>
          </table:table-cell>
          <table:table-cell table:style-name="ce2" office:value-type="string">
            <text:p>$599.00</text:p>
          </table:table-cell>
          <table:table-cell table:number-columns-repeated="1019"/>
        </table:table-row>
        <table:table-row table:style-name="ro3">
          <table:table-cell office:value-type="string">
            <text:p>TREY McBRIDE</text:p>
          </table:table-cell>
          <table:table-cell office:value-type="string">
            <text:p>Arizona Cardinals</text:p>
          </table:table-cell>
          <table:table-cell office:value-type="string">
            <text:p>Mini Helmet</text:p>
          </table:table-cell>
          <table:table-cell office:value-type="string">
            <text:p>Rivalries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3">
          <table:table-cell office:value-type="string">
            <text:p>TREY McBRIDE</text:p>
          </table:table-cell>
          <table:table-cell office:value-type="string">
            <text:p>Arizona Cardinal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3">
          <table:table-cell office:value-type="string">
            <text:p>TREY McBRIDE</text:p>
          </table:table-cell>
          <table:table-cell office:value-type="string">
            <text:p>Arizona Cardinals</text:p>
          </table:table-cell>
          <table:table-cell office:value-type="string">
            <text:p>Mini Helmet</text:p>
          </table:table-cell>
          <table:table-cell office:value-type="string">
            <text:p>Rivalries</text:p>
          </table:table-cell>
          <table:table-cell table:style-name="ce2" office:value-type="string">
            <text:p>$149.00</text:p>
          </table:table-cell>
          <table:table-cell table:number-columns-repeated="1019"/>
        </table:table-row>
        <table:table-row table:style-name="ro3">
          <table:table-cell office:value-type="string">
            <text:p>TREY McBRIDE</text:p>
          </table:table-cell>
          <table:table-cell office:value-type="string">
            <text:p>Arizona Cardinals</text:p>
          </table:table-cell>
          <table:table-cell office:value-type="string">
            <text:p>Mini Helmet</text:p>
          </table:table-cell>
          <table:table-cell office:value-type="string">
            <text:p>Speed</text:p>
          </table:table-cell>
          <table:table-cell table:style-name="ce2" office:value-type="string">
            <text:p>$119.00</text:p>
          </table:table-cell>
          <table:table-cell table:number-columns-repeated="1019"/>
        </table:table-row>
        <table:table-row table:style-name="ro2">
          <table:table-cell office:value-type="string">
            <text:p>VINCE YOUNG</text:p>
          </table:table-cell>
          <table:table-cell office:value-type="string">
            <text:p>Texas Longhor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2">
          <table:table-cell office:value-type="string">
            <text:p>VINCE YOUNG</text:p>
          </table:table-cell>
          <table:table-cell office:value-type="string">
            <text:p>Texas Longhorns</text:p>
          </table:table-cell>
          <table:table-cell office:value-type="string">
            <text:p>Helmet</text:p>
          </table:table-cell>
          <table:table-cell office:value-type="string">
            <text:p>Speed</text:p>
          </table:table-cell>
          <table:table-cell table:style-name="ce2" office:value-type="string">
            <text:p>$499.00</text:p>
          </table:table-cell>
          <table:table-cell table:number-columns-repeated="1019"/>
        </table:table-row>
        <table:table-row table:style-name="ro3">
          <table:table-cell office:value-type="string">
            <text:p>WARREN MOON</text:p>
          </table:table-cell>
          <table:table-cell office:value-type="string">
            <text:p>Houston Oiler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249.00</text:p>
          </table:table-cell>
          <table:table-cell table:number-columns-repeated="1019"/>
        </table:table-row>
        <table:table-row table:style-name="ro2">
          <table:table-cell office:value-type="string">
            <text:p>ZACK MOSS</text:p>
          </table:table-cell>
          <table:table-cell office:value-type="string">
            <text:p>Cincinnati Bengals</text:p>
          </table:table-cell>
          <table:table-cell office:value-type="string">
            <text:p>Full Size Helmet</text:p>
          </table:table-cell>
          <table:table-cell office:value-type="string">
            <text:p>Speed</text:p>
          </table:table-cell>
          <table:table-cell table:style-name="ce2" office:value-type="string">
            <text:p>$129.00</text:p>
          </table:table-cell>
          <table:table-cell table:number-columns-repeated="101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Player Helmets'.A2:'Player Helmets'.AMJ2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2">12/12/2025</text:date>, <text:time>08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yer_20_Helmets" style:display-name="PageStyle_Player Helm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2T08:33:09.13</dc:date>
    <meta:generator>OpenOffice/4.1.7$Win32 OpenOffice.org_project/417m1$Build-9800</meta:generator>
    <meta:editing-duration>PT16M53S</meta:editing-duration>
    <meta:editing-cycles>4</meta:editing-cycles>
    <meta:document-statistic meta:table-count="1" meta:cell-count="1010" meta:object-count="0"/>
  </office:meta>
</office:document-meta>
</file>